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6pt" fo:font-weight="bold" officeooo:rsid="000af84c" officeooo:paragraph-rsid="001e7a83" style:font-size-asian="16pt" style:font-weight-asian="bold" style:font-size-complex="16pt" style:font-weight-complex="bold"/>
    </style:style>
    <style:style style:name="P2" style:family="paragraph" style:parent-style-name="Standard">
      <style:text-properties style:font-name="Arial" fo:font-size="16pt" fo:font-weight="normal" officeooo:rsid="000af84c" officeooo:paragraph-rsid="001e7a83" style:font-size-asian="16pt" style:font-weight-asian="normal" style:font-size-complex="16pt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Arial" fo:font-size="16pt" fo:font-weight="normal" officeooo:rsid="000af84c" officeooo:paragraph-rsid="001e7a83" style:font-size-asian="16pt" style:font-weight-asian="normal" style:font-size-complex="16pt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Arial" fo:font-size="16pt" fo:font-weight="normal" officeooo:rsid="001f95a9" officeooo:paragraph-rsid="001f95a9" style:font-size-asian="16pt" style:font-weight-asian="normal" style:font-size-complex="16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Arial" fo:font-size="16pt" fo:font-weight="normal" officeooo:rsid="001fdb85" officeooo:paragraph-rsid="001fdb85" style:font-size-asian="16pt" style:font-weight-asian="normal" style:font-size-complex="16pt" style:font-weight-complex="normal"/>
    </style:style>
    <style:style style:name="T1" style:family="text">
      <style:text-properties officeooo:rsid="001e7a8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b92d3"/>
    </style:style>
    <style:style style:name="T4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otações de ES3A3</text:p>
      <text:p text:style-name="P1"/>
      <text:p text:style-name="P1">Aula 04 – Padrão de Arquitet<text:span text:style-name="T1">ura SOA</text:span></text:p>
      <text:p text:style-name="P1"/>
      <text:p text:style-name="P2"><text:span text:style-name="T2">Recapitulação</text:span>: </text:p>
      <text:p text:style-name="P3"><text:span text:style-name="T2">Padrão de Arquitetura</text:span>: é uma representação abstração de como organizar os componentes do sistema, oferecendo boas práticas para sua construçã<text:span text:style-name="T3">o, tornando-o escalável e de fácil manutenção</text:span>. Atualmente, a maioria dos sistemas de médio/grande porte se utilizam de vários padrões de arquitetura <text:span text:style-name="T3">em sua implementação.</text:span></text:p>
      <text:p text:style-name="P3"/>
      <text:p text:style-name="P4"><text:span text:style-name="T2">Service-Oriented Architecture (SOA)</text:span>: É uma arquitetura baseada em <text:span text:style-name="T4">serviços</text:span> que enfatiza a construção de aplicações com base em componentes de serviço autônomos. Em vez de criar uma estrutura única, onde todas as funcionalidades estejam juntas no mesmo código, a arquitetura baseada em serviços particiona a aplicação em partes menores e independentes; onde cada funcionalidade é executada no seu próprio processo ou servidor.</text:p>
      <text:p text:style-name="P4"/>
      <text:p text:style-name="P5">Tais <text:span text:style-name="T2">serviços</text:span> podem ser de diferentes tipos: <text:span text:style-name="T2">autentificação, de pagamento, de armazenamento e etc.</text:span> <text:span text:style-name="T2">Cada serviço tem sua funcionalidade específica e é projetado para ser acessado por intermédio de uma Interface de Programação de Aplicativo (API)</text:span>. Além disso, as APIs permitem que outros aplicativos ou serviços se utilizem de um determinado serviço e de sua funcionalidade. <text:tab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3-18T15:05:34.385000000</meta:creation-date>
    <dc:date>2023-03-18T15:37:31.751000000</dc:date>
    <meta:editing-duration>PT8M52S</meta:editing-duration>
    <meta:editing-cycles>2</meta:editing-cycles>
    <meta:generator>LibreOffice/7.2.1.2$Windows_X86_64 LibreOffice_project/87b77fad49947c1441b67c559c339af8f3517e22</meta:generator>
    <meta:document-statistic meta:table-count="0" meta:image-count="0" meta:object-count="0" meta:page-count="1" meta:paragraph-count="6" meta:word-count="172" meta:character-count="1178" meta:non-whitespace-character-count="1008"/>
  </office:meta>
</office:document-meta>
</file>